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255563" style:font-style-asian="italic" style:font-style-complex="italic"/>
    </style:style>
    <style:style style:name="P2" style:family="paragraph" style:parent-style-name="Standard">
      <style:text-properties fo:font-style="italic" officeooo:paragraph-rsid="0026a3e6" style:font-style-asian="italic" style:font-style-complex="italic"/>
    </style:style>
    <style:style style:name="P3" style:family="paragraph" style:parent-style-name="Standard">
      <style:text-properties fo:font-style="italic" officeooo:rsid="0020586c" officeooo:paragraph-rsid="0026a3e6" style:font-style-asian="italic" style:font-style-complex="italic"/>
    </style:style>
    <style:style style:name="P4" style:family="paragraph" style:parent-style-name="Standard"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aa8ba" officeooo:paragraph-rsid="0028a787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c3ae5" officeooo:paragraph-rsid="0026a3e6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normal" officeooo:rsid="001b460b" officeooo:paragraph-rsid="00255563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c915d" officeooo:paragraph-rsid="00255563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c915d" officeooo:paragraph-rsid="0026a3e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c3ae5" officeooo:paragraph-rsid="0025556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e5c19" officeooo:paragraph-rsid="00255563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0586c" officeooo:paragraph-rsid="0026a3e6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7d4ed" officeooo:paragraph-rsid="0027d4ed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weight="bold" officeooo:rsid="0020586c" officeooo:paragraph-rsid="0026a3e6" style:font-weight-asian="bold" style:font-weight-complex="bold"/>
    </style:style>
    <style:style style:name="P16" style:family="paragraph" style:parent-style-name="Standard">
      <style:text-properties fo:font-weight="bold" officeooo:rsid="001aa8ba" officeooo:paragraph-rsid="00255563" style:font-weight-asian="bold" style:font-weight-complex="bold"/>
    </style:style>
    <style:style style:name="P17" style:family="paragraph" style:parent-style-name="Standard">
      <style:text-properties fo:font-weight="bold" officeooo:rsid="001c3ae5" officeooo:paragraph-rsid="00255563" style:font-weight-asian="bold" style:font-weight-complex="bold"/>
    </style:style>
    <style:style style:name="P18" style:family="paragraph" style:parent-style-name="Standard">
      <style:text-properties fo:font-weight="bold" officeooo:rsid="001eac61" officeooo:paragraph-rsid="0026a3e6" style:font-weight-asian="bold" style:font-weight-complex="bold"/>
    </style:style>
    <style:style style:name="P19" style:family="paragraph" style:parent-style-name="Standard">
      <style:text-properties fo:font-weight="bold" officeooo:paragraph-rsid="0026a3e6" style:font-weight-asian="bold" style:font-weight-complex="bold"/>
    </style:style>
    <style:style style:name="P20" style:family="paragraph" style:parent-style-name="Standard">
      <style:text-properties officeooo:paragraph-rsid="00255563"/>
    </style:style>
    <style:style style:name="P21" style:family="paragraph" style:parent-style-name="Standard">
      <style:text-properties officeooo:paragraph-rsid="0026a3e6"/>
    </style:style>
    <style:style style:name="P22" style:family="paragraph" style:parent-style-name="Standard">
      <style:text-properties style:font-name="Liberation Mono" fo:font-size="10pt" fo:font-style="italic" fo:font-weight="bold" officeooo:rsid="0027d4ed" officeooo:paragraph-rsid="0027d4ed" style:font-size-asian="8.75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text-properties style:font-name="Liberation Mono" fo:font-size="10pt" fo:font-style="italic" fo:font-weight="normal" officeooo:rsid="0027d4ed" officeooo:paragraph-rsid="0027d4ed" style:font-size-asian="8.75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text-properties style:font-name="Liberation Mono" fo:font-size="10pt" fo:font-style="normal" fo:font-weight="normal" officeooo:rsid="0027d4ed" officeooo:paragraph-rsid="0027d4ed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officeooo:paragraph-rsid="0027d4e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2491a8" style:font-weight-asian="bold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2491a8" style:font-weight-asian="bold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255563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255563" officeooo:paragraph-rsid="0026a3e6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a4b90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60ad" officeooo:paragraph-rsid="00255563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c4b5" officeooo:paragraph-rsid="00255563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f7809" officeooo:paragraph-rsid="0026a3e6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491a8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55563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aa0ab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2491a8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255563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255563" officeooo:paragraph-rsid="00255563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60ad" officeooo:paragraph-rsid="00255563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c4b5" officeooo:paragraph-rsid="00255563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ize="14pt" fo:font-style="italic" fo:font-weight="bold" officeooo:rsid="00255563" officeooo:paragraph-rsid="00255563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size="14pt" fo:font-style="italic" fo:font-weight="bold" officeooo:rsid="0026a3e6" officeooo:paragraph-rsid="0026a3e6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10c305" officeooo:paragraph-rsid="002491a8"/>
    </style:style>
    <style:style style:name="P47" style:family="paragraph" style:parent-style-name="Heading_20_1">
      <style:text-properties fo:font-style="italic" style:font-style-asian="italic" style:font-style-complex="italic"/>
    </style:style>
    <style:style style:name="P48" style:family="paragraph" style:parent-style-name="Preformatted_20_Text">
      <style:text-properties officeooo:paragraph-rsid="002491a8"/>
    </style:style>
    <style:style style:name="P49" style:family="paragraph" style:parent-style-name="Preformatted_20_Text">
      <style:text-properties officeooo:paragraph-rsid="00255563"/>
    </style:style>
    <style:style style:name="P50" style:family="paragraph" style:parent-style-name="Preformatted_20_Text">
      <style:text-properties officeooo:paragraph-rsid="0026a3e6"/>
    </style:style>
    <style:style style:name="P51" style:family="paragraph" style:parent-style-name="Preformatted_20_Text">
      <style:text-properties fo:font-style="italic" fo:font-weight="bold" officeooo:rsid="0020586c" officeooo:paragraph-rsid="0026a3e6" style:font-style-asian="italic" style:font-weight-asian="bold" style:font-style-complex="italic" style:font-weight-complex="bold"/>
    </style:style>
    <style:style style:name="P52" style:family="paragraph" style:parent-style-name="Preformatted_20_Text">
      <style:text-properties fo:font-style="italic" fo:font-weight="bold" officeooo:paragraph-rsid="0026a3e6" style:font-style-asian="italic" style:font-weight-asian="bold" style:font-style-complex="italic" style:font-weight-complex="bold"/>
    </style:style>
    <style:style style:name="P53" style:family="paragraph" style:parent-style-name="Preformatted_20_Text">
      <style:text-properties fo:font-style="italic" fo:font-weight="bold" officeooo:rsid="001e5c19" officeooo:paragraph-rsid="00255563" style:font-style-asian="italic" style:font-weight-asian="bold" style:font-style-complex="italic" style:font-weight-complex="bold"/>
    </style:style>
    <style:style style:name="P54" style:family="paragraph" style:parent-style-name="Preformatted_20_Text">
      <style:text-properties fo:font-style="italic" fo:font-weight="bold" officeooo:rsid="001c3ae5" officeooo:paragraph-rsid="00255563" style:font-style-asian="italic" style:font-weight-asian="bold" style:font-style-complex="italic" style:font-weight-complex="bold"/>
    </style:style>
    <style:style style:name="P55" style:family="paragraph" style:parent-style-name="Preformatted_20_Text"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56" style:family="paragraph" style:parent-style-name="Preformatted_20_Text">
      <style:text-properties fo:font-style="italic" fo:font-weight="bold" officeooo:rsid="001aa8ba" officeooo:paragraph-rsid="0028a787" style:font-style-asian="italic" style:font-weight-asian="bold" style:font-style-complex="italic" style:font-weight-complex="bold"/>
    </style:style>
    <style:style style:name="P57" style:family="paragraph" style:parent-style-name="Preformatted_20_Text">
      <style:text-properties fo:font-style="italic" officeooo:rsid="002a4b90" officeooo:paragraph-rsid="002a4b90" style:font-style-asian="italic" style:font-style-complex="italic"/>
    </style:style>
    <style:style style:name="P58" style:family="paragraph" style:parent-style-name="Preformatted_20_Text">
      <style:text-properties fo:font-style="italic" officeooo:paragraph-rsid="002a4b90" style:font-style-asian="italic" style:font-style-complex="italic"/>
    </style:style>
    <style:style style:name="P59" style:family="paragraph" style:parent-style-name="Preformatted_20_Text">
      <style:text-properties fo:font-style="italic" fo:font-weight="normal" officeooo:rsid="0020586c" officeooo:paragraph-rsid="0026a3e6" style:font-style-asian="italic" style:font-weight-asian="normal" style:font-style-complex="italic" style:font-weight-complex="normal"/>
    </style:style>
    <style:style style:name="P60" style:family="paragraph" style:parent-style-name="Preformatted_20_Text">
      <style:text-properties fo:font-style="italic" fo:font-weight="normal" officeooo:rsid="001b460b" officeooo:paragraph-rsid="00255563" style:font-style-asian="italic" style:font-weight-asian="normal" style:font-style-complex="italic" style:font-weight-complex="normal"/>
    </style:style>
    <style:style style:name="P61" style:family="paragraph" style:parent-style-name="Preformatted_20_Text">
      <style:text-properties fo:font-style="italic" fo:font-weight="normal" officeooo:rsid="001b9a07" officeooo:paragraph-rsid="002a4b90" style:font-style-asian="italic" style:font-weight-asian="normal" style:font-style-complex="italic" style:font-weight-complex="normal"/>
    </style:style>
    <style:style style:name="P62" style:family="paragraph" style:parent-style-name="Preformatted_20_Text">
      <style:text-properties fo:font-weight="bold" officeooo:rsid="0020586c" officeooo:paragraph-rsid="0026a3e6" style:font-weight-asian="bold" style:font-weight-complex="bold"/>
    </style:style>
    <style:style style:name="P63" style:family="paragraph" style:parent-style-name="Preformatted_20_Text">
      <style:text-properties fo:font-weight="bold" officeooo:rsid="001c3ae5" officeooo:paragraph-rsid="00255563" style:font-weight-asian="bold" style:font-weight-complex="bold"/>
    </style:style>
    <style:style style:name="P64" style:family="paragraph" style:parent-style-name="Preformatted_20_Text">
      <style:text-properties fo:font-weight="bold" officeooo:rsid="001aa8ba" officeooo:paragraph-rsid="0028a787" style:font-weight-asian="bold" style:font-weight-complex="bold"/>
    </style:style>
    <style:style style:name="P65" style:family="paragraph" style:parent-style-name="Preformatted_20_Text">
      <style:text-properties fo:font-weight="bold" officeooo:rsid="001eac61" officeooo:paragraph-rsid="0026a3e6" style:font-weight-asian="bold" style:font-weight-complex="bold"/>
    </style:style>
    <style:style style:name="P66" style:family="paragraph" style:parent-style-name="Preformatted_20_Text">
      <style:text-properties officeooo:paragraph-rsid="0028a787"/>
    </style:style>
    <style:style style:name="P67" style:family="paragraph" style:parent-style-name="Preformatted_20_Text">
      <style:text-properties officeooo:paragraph-rsid="002a4b90"/>
    </style:style>
    <style:style style:name="P68" style:family="paragraph" style:parent-style-name="Preformatted_20_Text">
      <style:paragraph-properties fo:margin-top="0in" fo:margin-bottom="0.1965in" style:contextual-spacing="false"/>
    </style:style>
    <style:style style:name="P69" style:family="paragraph" style:parent-style-name="Preformatted_20_Text">
      <style:paragraph-properties fo:margin-top="0in" fo:margin-bottom="0.1965in" style:contextual-spacing="false"/>
      <style:text-properties officeooo:paragraph-rsid="002491a8"/>
    </style:style>
    <style:style style:name="P70" style:family="paragraph" style:parent-style-name="Preformatted_20_Text">
      <style:paragraph-properties fo:margin-left="0in" fo:margin-right="0in" fo:text-indent="0in" style:auto-text-indent="false"/>
      <style:text-properties fo:font-weight="bold" officeooo:rsid="0010c305" officeooo:paragraph-rsid="002491a8" style:font-weight-asian="bold" style:font-weight-complex="bold"/>
    </style:style>
    <style:style style:name="P71" style:family="paragraph" style:parent-style-name="Preformatted_20_Text">
      <style:paragraph-properties fo:margin-left="0in" fo:margin-right="0in" fo:text-indent="0in" style:auto-text-indent="false"/>
      <style:text-properties fo:font-weight="bold" officeooo:rsid="0014f6fc" officeooo:paragraph-rsid="002491a8" style:font-weight-asian="bold" style:font-weight-complex="bold"/>
    </style:style>
    <style:style style:name="P72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491a8" style:font-style-asian="italic" style:font-weight-asian="normal" style:font-style-complex="italic" style:font-weight-complex="normal"/>
    </style:style>
    <style:style style:name="P73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6a3e6" style:font-style-asian="italic" style:font-weight-asian="normal" style:font-style-complex="italic" style:font-weight-complex="normal"/>
    </style:style>
    <style:style style:name="P74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55563" style:font-style-asian="italic" style:font-weight-asian="normal" style:font-style-complex="italic" style:font-weight-complex="normal"/>
    </style:style>
    <style:style style:name="P75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5d2e4" officeooo:paragraph-rsid="00255563" style:font-style-asian="italic" style:font-weight-asian="normal" style:font-style-complex="italic" style:font-weight-complex="normal"/>
    </style:style>
    <style:style style:name="P76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255563" officeooo:paragraph-rsid="00255563" style:font-style-asian="italic" style:font-weight-asian="normal" style:font-style-complex="italic" style:font-weight-complex="normal"/>
    </style:style>
    <style:style style:name="P77" style:family="paragraph" style:parent-style-name="Preformatted_20_Text">
      <style:paragraph-properties fo:margin-left="0in" fo:margin-right="0in" fo:text-indent="0in" style:auto-text-indent="false"/>
      <style:text-properties fo:font-style="italic" fo:font-weight="bold" officeooo:rsid="00255563" officeooo:paragraph-rsid="0026a3e6" style:font-style-asian="italic" style:font-weight-asian="bold" style:font-style-complex="italic" style:font-weight-complex="bold"/>
    </style:style>
    <style:style style:name="P78" style:family="paragraph" style:parent-style-name="Preformatted_20_Text">
      <style:paragraph-properties fo:margin-left="0in" fo:margin-right="0in" fo:text-indent="0in" style:auto-text-indent="false"/>
      <style:text-properties fo:font-style="italic" fo:font-weight="bold" officeooo:rsid="001f7809" officeooo:paragraph-rsid="0026a3e6" style:font-style-asian="italic" style:font-weight-asian="bold" style:font-style-complex="italic" style:font-weight-complex="bold"/>
    </style:style>
    <style:style style:name="P79" style:family="paragraph" style:parent-style-name="Preformatted_20_Text">
      <style:paragraph-properties fo:margin-left="0in" fo:margin-right="0in" fo:text-indent="0in" style:auto-text-indent="false"/>
      <style:text-properties officeooo:paragraph-rsid="002491a8"/>
    </style:style>
    <style:style style:name="P80" style:family="paragraph" style:parent-style-name="Preformatted_20_Text">
      <style:paragraph-properties fo:margin-left="0in" fo:margin-right="0in" fo:text-indent="0in" style:auto-text-indent="false"/>
      <style:text-properties fo:font-weight="normal" officeooo:rsid="001b9a07" officeooo:paragraph-rsid="00255563" style:font-weight-asian="normal" style:font-weight-complex="normal"/>
    </style:style>
    <style:style style:name="P8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font-style="italic" fo:font-weight="bold" officeooo:rsid="00255563" officeooo:paragraph-rsid="00255563" style:font-style-asian="italic" style:font-weight-asian="bold" style:font-style-complex="italic" style:font-weight-complex="bold"/>
    </style:style>
    <style:style style:name="T1" style:family="text">
      <style:text-properties officeooo:rsid="0014f6fc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3ae5" style:font-weight-asian="bold" style:font-weight-complex="bold"/>
    </style:style>
    <style:style style:name="T5" style:family="text">
      <style:text-properties fo:font-weight="bold" officeooo:rsid="001f7809" style:font-weight-asian="bold" style:font-weight-complex="bold"/>
    </style:style>
    <style:style style:name="T6" style:family="text">
      <style:text-properties fo:font-weight="bold" officeooo:rsid="001aa8ba" style:font-weight-asian="bold" style:font-weight-complex="bold"/>
    </style:style>
    <style:style style:name="T7" style:family="text">
      <style:text-properties fo:font-weight="bold" officeooo:rsid="002a4b90" style:font-weight-asian="bold" style:font-weight-complex="bold"/>
    </style:style>
    <style:style style:name="T8" style:family="text">
      <style:text-properties officeooo:rsid="001aa8ba"/>
    </style:style>
    <style:style style:name="T9" style:family="text">
      <style:text-properties officeooo:rsid="001b9a07"/>
    </style:style>
    <style:style style:name="T10" style:family="text">
      <style:text-properties officeooo:rsid="001f7809"/>
    </style:style>
    <style:style style:name="T11" style:family="text">
      <style:text-properties officeooo:rsid="001e5c1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7809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aa8ba" style:font-style-asian="italic" style:font-style-complex="italic"/>
    </style:style>
    <style:style style:name="T16" style:family="text">
      <style:text-properties fo:font-style="italic" officeooo:rsid="001eac61" style:font-style-asian="italic" style:font-style-complex="italic"/>
    </style:style>
    <style:style style:name="T17" style:family="text">
      <style:text-properties fo:font-style="italic" officeooo:rsid="0020586c" style:font-style-asian="italic" style:font-style-complex="italic"/>
    </style:style>
    <style:style style:name="T18" style:family="text">
      <style:text-properties fo:font-style="italic" officeooo:rsid="002491a8" style:font-style-asian="italic" style:font-style-complex="italic"/>
    </style:style>
    <style:style style:name="T19" style:family="text">
      <style:text-properties fo:font-style="italic" officeooo:rsid="0027d4ed" style:font-style-asian="italic" style:font-style-complex="italic"/>
    </style:style>
    <style:style style:name="T20" style:family="text">
      <style:text-properties fo:font-style="italic" officeooo:rsid="0028a787" style:font-style-asian="italic" style:font-style-complex="italic"/>
    </style:style>
    <style:style style:name="T21" style:family="text">
      <style:text-properties fo:font-style="italic" officeooo:rsid="002aa0ab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f7809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aa8ba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21c7c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aa8ba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a4b90" style:font-style-asian="italic" style:font-weight-asian="normal" style:font-style-complex="italic" style:font-weight-complex="normal"/>
    </style:style>
    <style:style style:name="T29" style:family="text">
      <style:text-properties officeooo:rsid="00221c7c"/>
    </style:style>
    <style:style style:name="T30" style:family="text">
      <style:text-properties style:font-name="Liberation Sans" fo:font-size="18.2000007629395pt" fo:font-style="normal" fo:font-weight="bold" officeooo:rsid="002491a8" style:font-size-asian="18.2000007629395pt" style:font-style-asian="normal" style:font-weight-asian="bold" style:font-size-complex="18.2000007629395pt" style:font-style-complex="normal" style:font-weight-complex="bold"/>
    </style:style>
    <style:style style:name="T31" style:family="text">
      <style:text-properties style:font-name="Liberation Sans" fo:font-size="18.2000007629395pt" fo:font-weight="bold" officeooo:rsid="002491a8" style:font-size-asian="18.2000007629395pt" style:font-weight-asian="bold" style:font-size-complex="18.2000007629395pt" style:font-weight-complex="bold"/>
    </style:style>
    <style:style style:name="T32" style:family="text">
      <style:text-properties style:font-name="Liberation Mono" fo:font-style="italic" officeooo:rsid="002aa0ab" style:font-style-asian="italic" style:font-style-complex="italic"/>
    </style:style>
    <style:style style:name="T33" style:family="text"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style:font-name="Liberation Mono" fo:font-style="italic" fo:font-weight="normal" officeooo:rsid="0023ac9e" style:font-style-asian="italic" style:font-weight-asian="normal" style:font-style-complex="italic" style:font-weight-complex="normal"/>
    </style:style>
    <style:style style:name="T35" style:family="text">
      <style:text-properties style:font-name="Liberation Mono" fo:font-style="italic" fo:font-weight="normal" officeooo:rsid="0010c305" style:font-style-asian="italic" style:font-weight-asian="normal" style:font-style-complex="italic" style:font-weight-complex="normal"/>
    </style:style>
    <style:style style:name="T36" style:family="text">
      <style:text-properties style:font-name="Liberation Mono" fo:font-size="10pt" fo:font-style="italic" fo:font-weight="normal" officeooo:rsid="0027d4ed" style:font-size-asian="8.75pt" style:font-style-asian="italic" style:font-weight-asian="normal" style:font-size-complex="10pt" style:font-style-complex="italic" style:font-weight-complex="normal"/>
    </style:style>
    <style:style style:name="T37" style:family="text">
      <style:text-properties style:font-name="Liberation Mono" fo:font-size="10pt" fo:font-style="normal" fo:font-weight="normal" officeooo:rsid="0027d4ed" style:font-size-asian="8.75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Liberation Mono" fo:font-size="10pt" fo:font-style="normal" style:font-size-asian="8.75pt" style:font-style-asian="normal" style:font-size-complex="10pt" style:font-style-complex="normal"/>
    </style:style>
    <style:style style:name="T39" style:family="text">
      <style:text-properties style:font-name="Liberation Mono" fo:font-size="10pt" style:font-size-asian="8.75pt" style:font-size-complex="10pt"/>
    </style:style>
    <style:style style:name="T40" style:family="text">
      <style:text-properties officeooo:rsid="002491a8"/>
    </style:style>
    <style:style style:name="T41" style:family="text">
      <style:text-properties officeooo:rsid="00255563"/>
    </style:style>
    <style:style style:name="T42" style:family="text">
      <style:text-properties fo:font-size="13pt" officeooo:rsid="0015d2e4" style:font-size-asian="13pt" style:font-size-complex="13pt"/>
    </style:style>
    <style:style style:name="T43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officeooo:rsid="0026a3e6"/>
    </style:style>
    <style:style style:name="T45" style:family="text">
      <style:text-properties officeooo:rsid="0026fc1e"/>
    </style:style>
    <style:style style:name="T46" style:family="text">
      <style:text-properties officeooo:rsid="0027d4ed"/>
    </style:style>
    <style:style style:name="T47" style:family="text">
      <style:text-properties officeooo:rsid="0028a787"/>
    </style:style>
    <style:style style:name="T48" style:family="text">
      <style:text-properties officeooo:rsid="002a4b90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officeooo:rsid="002a83f0"/>
    </style:style>
    <style:style style:name="T51" style:family="text">
      <style:text-properties officeooo:rsid="002aa0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<text:span text:style-name="T31">Utility: General I/O</text:span></text:h>
      <text:h text:style-name="Heading_20_2" text:outline-level="2"><text:a xlink:type="simple" xlink:href="https://developer.gnome.org/glib/stable/glib-String-Utility-Functions.html#g-printf">g_printf()</text:a></text:h>
      <text:p text:style-name="P38">A wrapper around the standard printf() function.</text:p>
      <text:p text:style-name="P71"/>
      <text:p text:style-name="P71"><text:a xlink:type="simple" xlink:href="https://developer.gnome.org/glib/stable/glib-Basic-Types.html#gint">gint</text:a></text:p>
      <text:p text:style-name="P48">g_printf (<text:a xlink:type="simple" xlink:href="https://developer.gnome.org/glib/stable/glib-Basic-Types.html#gchar"><text:span text:style-name="Source_20_Text">gchar</text:span></text:a><text:span text:style-name="Source_20_Text"> const *format</text:span>,</text:p>
      <text:p text:style-name="P69"><text:s text:c="10"/><text:span text:style-name="Source_20_Text">...</text:span>);</text:p>
      <text:p text:style-name="P27"/>
      <text:h text:style-name="P47" text:outline-level="1">Utility: <text:span text:style-name="T44">F</text:span>ile <text:span text:style-name="T44">I/O</text:span></text:h>
      <text:h text:style-name="Heading_20_2" text:outline-level="2"><text:a xlink:type="simple" xlink:href="https://developer.gnome.org/glib/stable/glib-File-Utilities.html#g-file-get-contents">g_file_get_contents()</text:a></text:h>
      <text:p text:style-name="P46"><text:span text:style-name="T14">Reads the contents of </text:span><text:span text:style-name="T18">a</text:span><text:span text:style-name="T14"> file into </text:span><text:span text:style-name="T18">a</text:span><text:span text:style-name="T14"> string.</text:span></text:p>
      <text:p text:style-name="P79"/>
      <text:p text:style-name="P79"><text:a xlink:type="simple" xlink:href="https://developer.gnome.org/glib/stable/glib-Basic-Types.html#gboolean"><text:span text:style-name="T34">gb</text:span></text:a><text:a xlink:type="simple" xlink:href="https://developer.gnome.org/glib/stable/glib-Basic-Types.html#gboolean"><text:span text:style-name="T35">oolean</text:span></text:a><text:span text:style-name="T35"> </text:span><text:span text:style-name="T33">g_file_get_contents (</text:span><text:span text:style-name="Source_20_Text"><text:span text:style-name="T33">const </text:span></text:span><text:a xlink:type="simple" xlink:href="https://developer.gnome.org/glib/stable/glib-Basic-Types.html#gchar"><text:span text:style-name="Source_20_Text"><text:span text:style-name="T33">gchar</text:span></text:span></text:a><text:span text:style-name="Source_20_Text"><text:span text:style-name="T33"> *filename</text:span></text:span><text:span text:style-name="T33">,</text:span></text:p>
      <text:p text:style-name="P48"><text:span text:style-name="T33"><text:s text:c="21"/></text:span><text:a xlink:type="simple" xlink:href="https://developer.gnome.org/glib/stable/glib-Basic-Types.html#gchar"><text:span text:style-name="Source_20_Text"><text:span text:style-name="T33">gchar</text:span></text:span></text:a><text:span text:style-name="Source_20_Text"><text:span text:style-name="T33"> **contents</text:span></text:span><text:span text:style-name="T33">,</text:span></text:p>
      <text:p text:style-name="P48"><text:span text:style-name="T33"><text:s text:c="21"/></text:span><text:a xlink:type="simple" xlink:href="https://developer.gnome.org/glib/stable/glib-Basic-Types.html#gsize"><text:span text:style-name="Source_20_Text"><text:span text:style-name="T33">gsize</text:span></text:span></text:a><text:span text:style-name="Source_20_Text"><text:span text:style-name="T33"> *length</text:span></text:span><text:span text:style-name="T33">,</text:span></text:p>
      <text:p text:style-name="P69"><text:span text:style-name="T33"><text:s text:c="21"/></text:span><text:a xlink:type="simple" xlink:href="https://developer.gnome.org/glib/stable/glib-Error-Reporting.html#GError"><text:span text:style-name="Source_20_Text"><text:span text:style-name="T33">GError</text:span></text:span></text:a><text:span text:style-name="Source_20_Text"><text:span text:style-name="T33"> **error</text:span></text:span><text:span text:style-name="T33">);</text:span></text:p>
      <text:p text:style-name="P44"/>
      <text:p text:style-name="P44"/>
      <text:h text:style-name="P47" text:outline-level="1">Utility: <text:span text:style-name="T44">C</text:span>omparators</text:h>
      <text:h text:style-name="Heading_20_2" text:outline-level="2"><text:a xlink:type="simple" xlink:href="https://developer.gnome.org/glib/stable/glib-Doubly-Linked-Lists.html#GCompareFunc"><text:span text:style-name="T42">gint int_comparator()</text:span></text:a></text:h>
      <text:p text:style-name="P39"><text:span text:style-name="T41">An integer</text:span> compar<text:span text:style-name="T41">ator</text:span> function. <text:span text:style-name="T41">U</text:span>sed to sort <text:a xlink:type="simple" xlink:href="https://developer.gnome.org/glib/stable/glib-Singly-Linked-Lists.html#GSList">GSList</text:a>, <text:span text:style-name="T41">and </text:span><text:a xlink:type="simple" xlink:href="https://developer.gnome.org/glib/stable/glib-Arrays.html#GArray"><text:span text:style-name="T41">GArray</text:span></text:a>.</text:p>
      <text:p text:style-name="P75"/>
      <text:p text:style-name="P75"><text:a xlink:type="simple" xlink:href="https://developer.gnome.org/glib/stable/glib-Basic-Types.html#gint">gint</text:a></text:p>
      <text:p text:style-name="P49">(*GCompareFunc) (<text:a xlink:type="simple" xlink:href="https://developer.gnome.org/glib/stable/glib-Basic-Types.html#gconstpointer"><text:span text:style-name="Source_20_Text">gconstpointer</text:span></text:a><text:span text:style-name="Source_20_Text"> a</text:span>,</text:p>
      <text:p text:style-name="P81"><text:s text:c="17"/><text:a xlink:type="simple" xlink:href="https://developer.gnome.org/glib/stable/glib-Basic-Types.html#gconstpointer"><text:span text:style-name="Source_20_Text">gconstpointer</text:span></text:a><text:span text:style-name="Source_20_Text"> b</text:span>);</text:p>
      <text:p text:style-name="P45"/>
      <text:p text:style-name="P45"/>
      <text:h text:style-name="P47" text:outline-level="1">Utility: Random number generators</text:h>
      <text:h text:style-name="Heading_20_2" text:outline-level="2"><text:a xlink:type="simple" xlink:href="https://developer.gnome.org/glib/stable/glib-Random-Numbers.html#g-random-double"><text:span text:style-name="T43">g_random_double()</text:span></text:a></text:h>
      <text:p text:style-name="P21"><text:span text:style-name="T16">Returns a random </text:span><text:a xlink:type="simple" xlink:href="https://developer.gnome.org/glib/stable/glib-Basic-Types.html#gdouble"><text:span text:style-name="T16">gdouble</text:span></text:a><text:span text:style-name="T16"> equally distributed over the range [0..1).</text:span></text:p>
      <text:p text:style-name="P21"/>
      <text:p text:style-name="P50"><text:a xlink:type="simple" xlink:href="https://developer.gnome.org/glib/stable/glib-Basic-Types.html#gdouble">gdouble</text:a></text:p>
      <text:p text:style-name="P68">g_random_double (<text:span text:style-name="Emphasis"><text:span text:style-name="Source_20_Text">void</text:span></text:span>);</text:p>
      <text:h text:style-name="Heading_20_2" text:outline-level="2"><text:soft-page-break/><text:a xlink:type="simple" xlink:href="https://developer.gnome.org/glib/stable/glib-Random-Numbers.html#g-random-int-range">g_random_int_range()</text:a></text:h>
      <text:p text:style-name="P21"><text:span text:style-name="T14">Returns a random </text:span><text:span text:style-name="T16">int </text:span><text:span text:style-name="T14">equally distributed over the range [</text:span><text:span text:style-name="Source_20_Text"><text:span text:style-name="T14">begin</text:span></text:span><text:span text:style-name="T14"> ..</text:span><text:span text:style-name="Source_20_Text"><text:span text:style-name="T14">end</text:span></text:span><text:span text:style-name="T14"> -1].</text:span></text:p>
      <text:p text:style-name="P29"/>
      <text:p text:style-name="P77"><text:a xlink:type="simple" xlink:href="https://developer.gnome.org/glib/stable/glib-Basic-Types.html#gint32">gint32</text:a></text:p>
      <text:p text:style-name="Preformatted_20_Text">g_random_int_range (<text:a xlink:type="simple" xlink:href="https://developer.gnome.org/glib/stable/glib-Basic-Types.html#gint32"><text:span text:style-name="Emphasis"><text:span text:style-name="Source_20_Text">gint32</text:span></text:span></text:a><text:span text:style-name="Emphasis"><text:span text:style-name="Source_20_Text"> begin</text:span></text:span>,</text:p>
      <text:p text:style-name="P68"><text:s text:c="20"/><text:a xlink:type="simple" xlink:href="https://developer.gnome.org/glib/stable/glib-Basic-Types.html#gint32"><text:span text:style-name="Emphasis"><text:span text:style-name="Source_20_Text">gint32</text:span></text:span></text:a><text:span text:style-name="Emphasis"><text:span text:style-name="Source_20_Text"> end</text:span></text:span>);</text:p>
      <text:p text:style-name="P68"/>
      <text:h text:style-name="P47" text:outline-level="1">Utilit<text:span text:style-name="T51">y</text:span>: Timer</text:h>
      <text:h text:style-name="Heading_20_2" text:outline-level="2"><text:a xlink:type="simple" xlink:href="https://developer.gnome.org/glib/stable/glib-Timers.html#g-timer-new">g_timer_new()</text:a></text:h>
      <text:p text:style-name="P3">Creates a new <text:a xlink:type="simple" xlink:href="https://developer.gnome.org/glib/stable/glib-Timers.html#GTimer"><text:span text:style-name="T29">GT</text:span></text:a><text:a xlink:type="simple" xlink:href="https://developer.gnome.org/glib/stable/glib-Timers.html#GTimer">imer</text:a>, and starts timing.</text:p>
      <text:p text:style-name="P15"><text:span text:style-name="T14"/></text:p>
      <text:p text:style-name="P51"><text:a xlink:type="simple" xlink:href="https://developer.gnome.org/glib/stable/glib-Timers.html#GTimer">GTimer</text:a>*</text:p>
      <text:p text:style-name="P68">g_timer_new (<text:span text:style-name="Emphasis"><text:span text:style-name="Source_20_Text">void</text:span></text:span>);</text:p>
      <text:h text:style-name="Heading_20_2" text:outline-level="2"><text:a xlink:type="simple" xlink:href="https://developer.gnome.org/glib/stable/glib-Timers.html#g-timer-stop"><text:span text:style-name="T49">g_timer_stop()</text:span></text:a></text:h>
      <text:p text:style-name="P2">Marks an end time.</text:p>
      <text:p text:style-name="P19"><text:span text:style-name="T14"/></text:p>
      <text:p text:style-name="P52">void</text:p>
      <text:p text:style-name="P68">g_timer_stop (<text:a xlink:type="simple" xlink:href="https://developer.gnome.org/glib/stable/glib-Timers.html#GTimer"><text:span text:style-name="Emphasis"><text:span text:style-name="Source_20_Text">GTimer</text:span></text:span></text:a><text:span text:style-name="Emphasis"><text:span text:style-name="Source_20_Text"> *timer</text:span></text:span>);</text:p>
      <text:h text:style-name="Heading_20_2" text:outline-level="2"><text:a xlink:type="simple" xlink:href="https://developer.gnome.org/glib/stable/glib-Timers.html#g-timer-elapsed"><text:span text:style-name="T2">g_timer_elapsed()</text:span></text:a></text:h>
      <text:p text:style-name="P15"><text:span text:style-name="T25">If </text:span><text:a xlink:type="simple" xlink:href="https://developer.gnome.org/glib/stable/glib-Timers.html#GTimer"><text:span text:style-name="T26">GTimer</text:span></text:a><text:span text:style-name="T26"> </text:span><text:span text:style-name="T25">has been stopped, obtains the elapsed time between the time it was started and the time it was stopped.</text:span></text:p>
      <text:p text:style-name="P15"><text:span text:style-name="T25"/></text:p>
      <text:p text:style-name="P62"><text:a xlink:type="simple" xlink:href="https://developer.gnome.org/glib/stable/glib-Basic-Types.html#gdouble"><text:span text:style-name="T14">gdouble</text:span></text:a></text:p>
      <text:p text:style-name="Preformatted_20_Text">g_timer_elapsed (<text:a xlink:type="simple" xlink:href="https://developer.gnome.org/glib/stable/glib-Timers.html#GTimer"><text:span text:style-name="Emphasis"><text:span text:style-name="Source_20_Text">GTimer</text:span></text:span></text:a><text:span text:style-name="Emphasis"><text:span text:style-name="Source_20_Text"> *timer</text:span></text:span>,</text:p>
      <text:p text:style-name="P68"><text:s text:c="17"/><text:a xlink:type="simple" xlink:href="https://developer.gnome.org/glib/stable/glib-Basic-Types.html#gulong"><text:span text:style-name="Emphasis"><text:span text:style-name="Source_20_Text">gulong</text:span></text:span></text:a><text:span text:style-name="Emphasis"><text:span text:style-name="Source_20_Text"> *microseconds</text:span></text:span>);</text:p>
      <text:h text:style-name="Heading_20_2" text:outline-level="2"><text:a xlink:type="simple" xlink:href="https://developer.gnome.org/glib/stable/glib-Timers.html#g-timer-reset">g_timer_reset()</text:a></text:h>
      <text:p text:style-name="P13">Resets timer .</text:p>
      <text:p text:style-name="P59"/>
      <text:p text:style-name="P51">void</text:p>
      <text:p text:style-name="P68">g_timer_reset (<text:a xlink:type="simple" xlink:href="https://developer.gnome.org/glib/stable/glib-Timers.html#GTimer"><text:span text:style-name="Emphasis"><text:span text:style-name="Source_20_Text">GTimer</text:span></text:span></text:a><text:span text:style-name="Emphasis"><text:span text:style-name="Source_20_Text"> *timer</text:span></text:span>);</text:p>
      <text:h text:style-name="Heading_20_2" text:outline-level="2"><text:a xlink:type="simple" xlink:href="https://developer.gnome.org/glib/stable/glib-Timers.html#g-timer-destroy">g_timer_destroy()</text:a></text:h>
      <text:p text:style-name="P13">Destroys a timer, freeing associated resources.</text:p>
      <text:p text:style-name="P62"/>
      <text:p text:style-name="P51">void</text:p>
      <text:p text:style-name="P68">g_timer_destroy (<text:a xlink:type="simple" xlink:href="https://developer.gnome.org/glib/stable/glib-Timers.html#GTimer"><text:span text:style-name="Emphasis"><text:span text:style-name="Source_20_Text">GTimer</text:span></text:span></text:a><text:span text:style-name="Emphasis"><text:span text:style-name="Source_20_Text"> *timer</text:span></text:span>);</text:p>
      <text:h text:style-name="P47" text:outline-level="1"><text:soft-page-break/>Data structure: Arrays</text:h>
      <text:h text:style-name="Heading_20_2" text:outline-level="2"><text:a xlink:type="simple" xlink:href="https://developer.gnome.org/glib/stable/glib-Arrays.html#g-array-new">g_array_new()</text:a></text:h>
      <text:p text:style-name="P7">Creates a new <text:a xlink:type="simple" xlink:href="https://developer.gnome.org/glib/stable/glib-Arrays.html#GArray">GArray</text:a>.</text:p>
      <text:p text:style-name="P60"/>
      <text:p text:style-name="P60"><text:a xlink:type="simple" xlink:href="https://developer.gnome.org/glib/stable/glib-Arrays.html#GArray">GArray</text:a>*</text:p>
      <text:p text:style-name="Preformatted_20_Text">g_array_new (<text:a xlink:type="simple" xlink:href="https://developer.gnome.org/glib/stable/glib-Basic-Types.html#gboolean"><text:span text:style-name="Emphasis"><text:span text:style-name="Source_20_Text">gboolean</text:span></text:span></text:a><text:span text:style-name="Emphasis"><text:span text:style-name="Source_20_Text"> zero_terminated</text:span></text:span>,</text:p>
      <text:p text:style-name="Preformatted_20_Text"><text:s text:c="13"/><text:a xlink:type="simple" xlink:href="https://developer.gnome.org/glib/stable/glib-Basic-Types.html#gboolean"><text:span text:style-name="Emphasis"><text:span text:style-name="Source_20_Text">gboolean</text:span></text:span></text:a><text:span text:style-name="Emphasis"><text:span text:style-name="Source_20_Text"> clear_</text:span></text:span>,</text:p>
      <text:p text:style-name="P68"><text:s text:c="13"/><text:a xlink:type="simple" xlink:href="https://developer.gnome.org/glib/stable/glib-Basic-Types.html#guint"><text:span text:style-name="Emphasis"><text:span text:style-name="Source_20_Text">guint</text:span></text:span></text:a><text:span text:style-name="Emphasis"><text:span text:style-name="Source_20_Text"> element_size</text:span></text:span>);</text:p>
      <text:h text:style-name="Heading_20_2" text:outline-level="2"><text:a xlink:type="simple" xlink:href="https://developer.gnome.org/glib/stable/glib-Arrays.html#g-array-append-val"><text:span text:style-name="T8">g_array_append_val()</text:span></text:a></text:h>
      <text:p text:style-name="P41">Adds the value to the end of the dynamic array.</text:p>
      <text:p text:style-name="P41"/>
      <text:p text:style-name="P80"><text:span text:style-name="T14">#define <text:s text:c="12"/>g_array_append_val(a,v)</text:span></text:p>
      <text:p text:style-name="P28"/>
      <text:h text:style-name="Heading_20_2" text:outline-level="2"><text:a xlink:type="simple" xlink:href="https://developer.gnome.org/glib/stable/glib-Arrays.html#g-array-sort">g_array_sort()</text:a></text:h>
      <text:p text:style-name="P39">Sorts the given <text:a xlink:type="simple" xlink:href="https://developer.gnome.org/glib/stable/glib-Arrays.html#GArray">G</text:a><text:a xlink:type="simple" xlink:href="https://developer.gnome.org/glib/stable/glib-Arrays.html#GArray"><text:span text:style-name="T9">Array</text:span></text:a> according to the given comparison function.</text:p>
      <text:p text:style-name="P16"/>
      <text:p text:style-name="P55">void</text:p>
      <text:p text:style-name="Preformatted_20_Text">g_array_sort (<text:a xlink:type="simple" xlink:href="https://developer.gnome.org/glib/stable/glib-Arrays.html#GArray"><text:span text:style-name="Emphasis"><text:span text:style-name="Source_20_Text">GArray</text:span></text:span></text:a><text:span text:style-name="Emphasis"><text:span text:style-name="Source_20_Text"> *array</text:span></text:span>,</text:p>
      <text:p text:style-name="P68"><text:s text:c="14"/><text:a xlink:type="simple" xlink:href="https://developer.gnome.org/glib/stable/glib-Doubly-Linked-Lists.html#GCompareFunc"><text:span text:style-name="Emphasis"><text:span text:style-name="Source_20_Text">GCompareFunc</text:span></text:span></text:a><text:span text:style-name="Emphasis"><text:span text:style-name="Source_20_Text"> compare_func</text:span></text:span>);</text:p>
      <text:p text:style-name="P68"/>
      <text:h text:style-name="Heading_20_2" text:outline-level="2">find_element()</text:h>
      <text:p text:style-name="P41">Searches for element x in a <text:a xlink:type="simple" xlink:href="https://developer.gnome.org/glib/stable/glib-Arrays.html#GArray">GArray</text:a> and prints if it is found or not.</text:p>
      <text:p text:style-name="P64"/>
      <text:p text:style-name="P56">void</text:p>
      <text:p text:style-name="P66"><text:span text:style-name="T47">find</text:span>_<text:span text:style-name="T47">element </text:span>(<text:span text:style-name="T20">int x, </text:span></text:p>
      <text:p text:style-name="P66"><text:span text:style-name="Source_20_Text"><text:span text:style-name="T14"><text:tab/><text:tab/> <text:s/></text:span></text:span><text:a xlink:type="simple" xlink:href="https://developer.gnome.org/glib/stable/glib-Arrays.html#GArray"><text:span text:style-name="Source_20_Text"><text:span text:style-name="T14">GArray</text:span></text:span></text:a><text:span text:style-name="Source_20_Text"><text:span text:style-name="T14"> *array</text:span></text:span><text:span text:style-name="T24">);</text:span></text:p>
      <text:p text:style-name="P4"/>
      <text:h text:style-name="Heading_20_2" text:outline-level="2">print_array()</text:h>
      <text:p text:style-name="P8">Prints the elements of the given <text:a xlink:type="simple" xlink:href="https://developer.gnome.org/glib/stable/glib-Arrays.html#GArray">GArray</text:a>.</text:p>
      <text:p text:style-name="P64"/>
      <text:p text:style-name="P58"><text:span text:style-name="T7">v</text:span><text:span text:style-name="T6">oid</text:span></text:p>
      <text:p text:style-name="P67"><text:span text:style-name="T48">print</text:span>_<text:span text:style-name="T48">array </text:span>(<text:a xlink:type="simple" xlink:href="https://developer.gnome.org/glib/stable/glib-Arrays.html#GArray"><text:span text:style-name="Source_20_Text"><text:span text:style-name="T14">GArray</text:span></text:span></text:a><text:span text:style-name="Source_20_Text"><text:span text:style-name="T14"> *array</text:span></text:span><text:span text:style-name="T24">);</text:span></text:p>
      <text:p text:style-name="P5"/>
      <text:h text:style-name="Heading_20_2" text:outline-level="2"><text:a xlink:type="simple" xlink:href="https://developer.gnome.org/glib/stable/glib-Arrays.html#g-array-index">g_array_index(</text:a><text:a xlink:type="simple" xlink:href="https://developer.gnome.org/glib/stable/glib-Arrays.html#g-array-index">)</text:a></text:h>
      <text:p text:style-name="P8">Returns the element of <text:a xlink:type="simple" xlink:href="https://developer.gnome.org/glib/stable/glib-Arrays.html#GArray">GArray</text:a> at <text:span text:style-name="T48">an </text:span>index.</text:p>
      <text:p text:style-name="P8"/>
      <text:p text:style-name="P61">#define<text:tab/>g_array_index(<text:a xlink:type="simple" xlink:href="https://developer.gnome.org/glib/stable/glib-Arrays.html#GArray"><text:span text:style-name="T48">GArray</text:span></text:a><text:span text:style-name="T48"> * </text:span>a<text:span text:style-name="T48">rray</text:span>,</text:p>
      <text:p text:style-name="P61"><text:span text:style-name="T48"><text:tab/><text:tab/><text:tab/><text:tab/> <text:s/></text:span><text:a xlink:type="simple" xlink:href="https://developer.gnome.org/glib/stable/glib-Basic-Types.html#guint"><text:span text:style-name="T48">guint</text:span></text:a> <text:span text:style-name="T50">element_size</text:span>, </text:p>
      <text:p text:style-name="P61"><text:span text:style-name="T48"><text:tab/><text:tab/><text:tab/><text:tab/> <text:s/></text:span><text:a xlink:type="simple" xlink:href="https://developer.gnome.org/glib/stable/glib-Basic-Types.html#guint"><text:span text:style-name="T48">guint</text:span></text:a><text:span text:style-name="T48"> </text:span>i<text:span text:style-name="T48">ndex</text:span>);</text:p>
      <text:h text:style-name="Heading_20_2" text:outline-level="2"><text:soft-page-break/>array_print_2d()</text:h>
      <text:p text:style-name="P42">Prints the 2 dimensional array.</text:p>
      <text:p text:style-name="P32"/>
      <text:p text:style-name="P58"><text:span text:style-name="T7">v</text:span><text:span text:style-name="T6">oid</text:span></text:p>
      <text:p text:style-name="P67"><text:span text:style-name="T48">array_print</text:span>_<text:span text:style-name="T48">2d </text:span>(<text:a xlink:type="simple" xlink:href="https://developer.gnome.org/glib/stable/glib-Arrays.html#GArray"><text:span text:style-name="Source_20_Text"><text:span text:style-name="T14">GArray</text:span></text:span></text:a><text:span text:style-name="Source_20_Text"><text:span text:style-name="T14"> *array</text:span></text:span></text:p>
      <text:p text:style-name="P67"><text:span text:style-name="Source_20_Text"><text:span text:style-name="T24"><text:tab/> <text:s text:c="4"/><text:tab/> <text:s text:c="3"/></text:span></text:span><text:span text:style-name="Source_20_Text"><text:span text:style-name="T27">int</text:span></text:span><text:span text:style-name="Source_20_Text"><text:span text:style-name="T24"> </text:span></text:span><text:span text:style-name="Source_20_Text"><text:span text:style-name="T28">row,</text:span></text:span></text:p>
      <text:p text:style-name="P67"><text:span text:style-name="Source_20_Text"><text:span text:style-name="T24"><text:tab/><text:tab/> <text:s text:c="3"/></text:span></text:span><text:span text:style-name="Source_20_Text"><text:span text:style-name="T28">int col</text:span></text:span><text:span text:style-name="T24">);</text:span></text:p>
      <text:p text:style-name="P31"/>
      <text:h text:style-name="Heading_20_2" text:outline-level="2">array_trace_2d()</text:h>
      <text:p text:style-name="P43">Calculates the trace of <text:span text:style-name="T41">a two dimensional</text:span> <text:span text:style-name="T48">square </text:span>matrix <text:span text:style-name="T41">stored in a one dimensional array</text:span>.</text:p>
      <text:p text:style-name="P33"/>
      <text:p text:style-name="P57"><text:span text:style-name="T7">i</text:span><text:span text:style-name="T3">nt</text:span></text:p>
      <text:p text:style-name="P67"><text:span text:style-name="T48">array_print</text:span>_<text:span text:style-name="T48">2d </text:span>(<text:a xlink:type="simple" xlink:href="https://developer.gnome.org/glib/stable/glib-Arrays.html#GArray"><text:span text:style-name="Source_20_Text"><text:span text:style-name="T14">GArray</text:span></text:span></text:a><text:span text:style-name="Source_20_Text"><text:span text:style-name="T14"> *array</text:span></text:span></text:p>
      <text:p text:style-name="P67"><text:span text:style-name="Source_20_Text"><text:span text:style-name="T24"><text:tab/><text:tab/> <text:s text:c="3"/></text:span></text:span><text:span text:style-name="Source_20_Text"><text:span text:style-name="T28">int row</text:span></text:span><text:span text:style-name="T24">);</text:span></text:p>
      <text:p text:style-name="P30"/>
      <text:p text:style-name="P30"/>
      <text:p text:style-name="P30"/>
      <text:h text:style-name="P47" text:outline-level="1">Data structure: Hashtables</text:h>
      <text:h text:style-name="Heading_20_2" text:outline-level="2"><text:a xlink:type="simple" xlink:href="https://developer.gnome.org/glib/stable/glib-Hash-Tables.html#g-hash-table-new">g_hash_table_new()</text:a></text:h>
      <text:p text:style-name="P9">Creates a new <text:a xlink:type="simple" xlink:href="https://developer.gnome.org/glib/stable/glib-Hash-Tables.html#GHashTable">G</text:a><text:a xlink:type="simple" xlink:href="https://developer.gnome.org/glib/stable/glib-Hash-Tables.html#GHashTable"><text:span text:style-name="T46">H</text:span></text:a><text:a xlink:type="simple" xlink:href="https://developer.gnome.org/glib/stable/glib-Hash-Tables.html#GHashTable">ashTable</text:a> with the given hash function and comparison function.</text:p>
      <text:p text:style-name="P63"/>
      <text:p text:style-name="P63"><text:a xlink:type="simple" xlink:href="https://developer.gnome.org/glib/stable/glib-Hash-Tables.html#GHashTable"><text:span text:style-name="T14">G</text:span></text:a><text:a xlink:type="simple" xlink:href="https://developer.gnome.org/glib/stable/glib-Hash-Tables.html#GHashTable"><text:span text:style-name="T19">H</text:span></text:a><text:a xlink:type="simple" xlink:href="https://developer.gnome.org/glib/stable/glib-Hash-Tables.html#GHashTable"><text:span text:style-name="T14">ashTable</text:span></text:a><text:span text:style-name="T14">*</text:span></text:p>
      <text:p text:style-name="Preformatted_20_Text">g_hash_table_new (<text:a xlink:type="simple" xlink:href="https://developer.gnome.org/glib/stable/glib-Hash-Tables.html#GHashFunc"><text:span text:style-name="Emphasis"><text:span text:style-name="Source_20_Text">GHashFunc</text:span></text:span></text:a><text:span text:style-name="Emphasis"><text:span text:style-name="Source_20_Text"> hash_func</text:span></text:span>,</text:p>
      <text:p text:style-name="P68"><text:s text:c="18"/><text:a xlink:type="simple" xlink:href="https://developer.gnome.org/glib/stable/glib-Hash-Tables.html#GEqualFunc"><text:span text:style-name="Emphasis"><text:span text:style-name="Source_20_Text">GEqualFunc</text:span></text:span></text:a><text:span text:style-name="Emphasis"><text:span text:style-name="Source_20_Text"> key_equal_func</text:span></text:span>);</text:p>
      <text:p text:style-name="P68"/>
      <text:h text:style-name="Heading_20_2" text:outline-level="2"><text:a xlink:type="simple" xlink:href="https://developer.gnome.org/glib/stable/glib-Hash-Tables.html#g-str-hash"><text:span text:style-name="T4">g_str_hash</text:span></text:a><text:a xlink:type="simple" xlink:href="https://developer.gnome.org/glib/stable/glib-Hash-Tables.html#g-str-hash"><text:span text:style-name="T5">(</text:span></text:a><text:a xlink:type="simple" xlink:href="https://developer.gnome.org/glib/stable/glib-Hash-Tables.html#g-str-hash"><text:span text:style-name="T5">)</text:span></text:a></text:h>
      <text:p text:style-name="P1">Converts <text:span text:style-name="T10">the</text:span> string <text:span text:style-name="T46">v </text:span>to a hash value.</text:p>
      <text:p text:style-name="P49"/>
      <text:p text:style-name="P49"><text:a xlink:type="simple" xlink:href="https://developer.gnome.org/glib/stable/glib-Basic-Types.html#guint"><text:span text:style-name="T22">guint</text:span></text:a></text:p>
      <text:p text:style-name="P68">g_str_hash (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v</text:span></text:span>);</text:p>
      <text:p text:style-name="P20"><text:span text:style-name="T23"/></text:p>
      <text:h text:style-name="Heading_20_2" text:outline-level="2"><text:a xlink:type="simple" xlink:href="https://developer.gnome.org/glib/stable/glib-Hash-Tables.html#g-hash-table-insert">g_hash_table_insert()</text:a></text:h>
      <text:p text:style-name="P9">Inserts a key and value into the given <text:a xlink:type="simple" xlink:href="https://developer.gnome.org/glib/stable/glib-Hash-Tables.html#GHashTable">GHashTable</text:a>.</text:p>
      <text:p text:style-name="P63"/>
      <text:p text:style-name="P63"><text:a xlink:type="simple" xlink:href="https://developer.gnome.org/glib/stable/glib-Basic-Types.html#gboolean"><text:span text:style-name="T14">gboolean</text:span></text:a></text:p>
      <text:p text:style-name="Preformatted_20_Text">g_hash_table_insert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reformatted_20_Text"><text:s text:c="21"/><text:a xlink:type="simple" xlink:href="https://developer.gnome.org/glib/stable/glib-Basic-Types.html#gpointer"><text:span text:style-name="Emphasis"><text:span text:style-name="Source_20_Text">gpointer</text:span></text:span></text:a><text:span text:style-name="Emphasis"><text:span text:style-name="Source_20_Text"> key</text:span></text:span>,</text:p>
      <text:p text:style-name="P68"><text:s text:c="21"/><text:a xlink:type="simple" xlink:href="https://developer.gnome.org/glib/stable/glib-Basic-Types.html#gpointer"><text:span text:style-name="Emphasis"><text:span text:style-name="Source_20_Text">gpointer</text:span></text:span></text:a><text:span text:style-name="Emphasis"><text:span text:style-name="Source_20_Text"> value</text:span></text:span>);</text:p>
      <text:p text:style-name="P17"><text:span text:style-name="T14"/></text:p>
      <text:h text:style-name="Heading_20_2" text:outline-level="2"><text:soft-page-break/><text:a xlink:type="simple" xlink:href="https://developer.gnome.org/glib/stable/glib-Hash-Tables.html#g-hash-table-remove">g_hash_table_remove()</text:a></text:h>
      <text:p text:style-name="P12">Removes the key-value pair associated with the key k from the <text:a xlink:type="simple" xlink:href="https://developer.gnome.org/glib/stable/glib-Hash-Tables.html#GHashTable">GHashTable</text:a> hash.</text:p>
      <text:p text:style-name="P63"/>
      <text:p text:style-name="P63"><text:a xlink:type="simple" xlink:href="https://developer.gnome.org/glib/stable/glib-Basic-Types.html#gboolean"><text:span text:style-name="T14">gboolean</text:span></text:a></text:p>
      <text:p text:style-name="Preformatted_20_Text">g_hash_table_remove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68"><text:s text:c="21"/>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17"><text:span text:style-name="T14"/></text:p>
      <text:h text:style-name="Heading_20_2" text:outline-level="2"><text:a xlink:type="simple" xlink:href="https://developer.gnome.org/glib/stable/glib-Hash-Tables.html#g-hash-table-contains">g_hash_table_contains</text:a><text:a xlink:type="simple" xlink:href="https://developer.gnome.org/glib/stable/glib-Hash-Tables.html#g-hash-table-contains"><text:span text:style-name="T45">(</text:span></text:a><text:a xlink:type="simple" xlink:href="https://developer.gnome.org/glib/stable/glib-Hash-Tables.html#g-hash-table-contains">)</text:a></text:h>
      <text:p text:style-name="P12">Checks if key k is in <text:a xlink:type="simple" xlink:href="https://developer.gnome.org/glib/stable/glib-Hash-Tables.html#GHashTable">GHashTable</text:a> hash.</text:p>
      <text:p text:style-name="P63"/>
      <text:p text:style-name="P63"><text:a xlink:type="simple" xlink:href="https://developer.gnome.org/glib/stable/glib-Basic-Types.html#gboolean"><text:span text:style-name="T14">gboolean</text:span></text:a></text:p>
      <text:p text:style-name="Preformatted_20_Text">g_hash_table_contains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68"><text:s text:c="23"/>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17"><text:span text:style-name="T14"/></text:p>
      <text:h text:style-name="Heading_20_2" text:outline-level="2"><text:a xlink:type="simple" xlink:href="https://developer.gnome.org/glib/stable/glib-Hash-Tables.html#g-hash-table-lookup">g_hash_table_lookup()</text:a></text:h>
      <text:p text:style-name="P12">Returns a pointer to the key k in the <text:a xlink:type="simple" xlink:href="https://developer.gnome.org/glib/stable/glib-Hash-Tables.html#GHashTable">GHashTable</text:a> hash.</text:p>
      <text:p text:style-name="P63"/>
      <text:p text:style-name="P63"><text:a xlink:type="simple" xlink:href="https://developer.gnome.org/glib/stable/glib-Basic-Types.html#gpointer"><text:span text:style-name="T14">gpointer</text:span></text:a></text:p>
      <text:p text:style-name="Preformatted_20_Text">g_hash_table_lookup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68"><text:s text:c="21"/>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68"/>
      <text:h text:style-name="Heading_20_2" text:outline-level="2"><text:a xlink:type="simple" xlink:href="https://developer.gnome.org/glib/stable/glib-Hash-Tables.html#g-hash-table-size">g_hash_table_size()</text:a></text:h>
      <text:p text:style-name="P12">Returns the size of the <text:a xlink:type="simple" xlink:href="https://developer.gnome.org/glib/stable/glib-Hash-Tables.html#GHashTable">GHashTable</text:a> hash.</text:p>
      <text:p text:style-name="P63"/>
      <text:p text:style-name="P63"><text:a xlink:type="simple" xlink:href="https://developer.gnome.org/glib/stable/glib-Basic-Types.html#guint"><text:span text:style-name="T14">guint</text:span></text:a></text:p>
      <text:p text:style-name="P68">g_hash_table_size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68"/>
      <text:h text:style-name="Heading_20_2" text:outline-level="2"><text:a xlink:type="simple" xlink:href="https://developer.gnome.org/glib/stable/glib-Hash-Tables.html#g-hash-table-foreach">g_hash_table_foreach()</text:a></text:h>
      <text:p text:style-name="P11"><text:span text:style-name="T11">C</text:span>alls the given function for each of the key/value pairs in the <text:a xlink:type="simple" xlink:href="https://developer.gnome.org/glib/stable/glib-Hash-Tables.html#GHashTable">GHashTable</text:a></text:p>
      <text:p text:style-name="P54"/>
      <text:p text:style-name="P54">void</text:p>
      <text:p text:style-name="Preformatted_20_Text">g_hash_table_foreach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reformatted_20_Text"><text:s text:c="22"/><text:a xlink:type="simple" xlink:href="https://developer.gnome.org/glib/stable/glib-Hash-Tables.html#GHFunc"><text:span text:style-name="Emphasis"><text:span text:style-name="Source_20_Text">GHFunc</text:span></text:span></text:a><text:span text:style-name="Emphasis"><text:span text:style-name="Source_20_Text"> func</text:span></text:span>,</text:p>
      <text:p text:style-name="P68"><text:s text:c="22"/><text:a xlink:type="simple" xlink:href="https://developer.gnome.org/glib/stable/glib-Basic-Types.html#gpointer"><text:span text:style-name="Emphasis"><text:span text:style-name="Source_20_Text">gpointer</text:span></text:span></text:a><text:span text:style-name="Emphasis"><text:span text:style-name="Source_20_Text"> user_data</text:span></text:span>);</text:p>
      <text:p text:style-name="P68"/>
      <text:h text:style-name="Heading_20_2" text:outline-level="2"><text:soft-page-break/>hash_print()</text:h>
      <text:p text:style-name="P12">Utility function to print a key value pair in the format given by user_data.</text:p>
      <text:p text:style-name="P22"/>
      <text:p text:style-name="P22">void</text:p>
      <text:p text:style-name="P24">hash_print (<text:a xlink:type="simple" xlink:href="https://developer.gnome.org/glib/stable/glib-Basic-Types.html#gpointer"><text:span text:style-name="T14">gpointer</text:span></text:a><text:span text:style-name="T14"> key, </text:span></text:p>
      <text:p text:style-name="P23"><text:tab/><text:tab/><text:a xlink:type="simple" xlink:href="https://developer.gnome.org/glib/stable/glib-Basic-Types.html#gpointer">gpointer</text:a> val,</text:p>
      <text:p text:style-name="P25"><text:span text:style-name="T36"><text:tab/><text:tab/></text:span><text:a xlink:type="simple" xlink:href="https://developer.gnome.org/glib/stable/glib-Basic-Types.html#gpointer"><text:span text:style-name="T36">gpointer</text:span></text:a><text:span text:style-name="T36"> user_data</text:span><text:span text:style-name="T37">);</text:span></text:p>
      <text:p text:style-name="P25"><text:span text:style-name="T37"/></text:p>
      <text:h text:style-name="Heading_20_2" text:outline-level="2">hash_print_<text:span text:style-name="T11">file</text:span>()</text:h>
      <text:p text:style-name="P12">Utility function to print a key-value pairs to file represented by user_data.</text:p>
      <text:p text:style-name="P22"/>
      <text:p text:style-name="P22">void</text:p>
      <text:p text:style-name="P24">hash_print (<text:a xlink:type="simple" xlink:href="https://developer.gnome.org/glib/stable/glib-Basic-Types.html#gpointer"><text:span text:style-name="T14">gpointer</text:span></text:a><text:span text:style-name="T14"> key, </text:span></text:p>
      <text:p text:style-name="P23"><text:tab/><text:tab/><text:a xlink:type="simple" xlink:href="https://developer.gnome.org/glib/stable/glib-Basic-Types.html#gpointer">gpointer</text:a> val,</text:p>
      <text:p text:style-name="P14"><text:span text:style-name="T39"><text:tab/><text:tab/></text:span><text:a xlink:type="simple" xlink:href="https://developer.gnome.org/glib/stable/glib-Basic-Types.html#gpointer"><text:span text:style-name="T39">gpointer</text:span></text:a><text:span text:style-name="T39"> user_data</text:span><text:span text:style-name="T38">);</text:span></text:p>
      <text:p text:style-name="P14"><text:span text:style-name="T38"/></text:p>
      <text:h text:style-name="Heading_20_2" text:outline-level="2"><text:a xlink:type="simple" xlink:href="https://developer.gnome.org/glib/stable/glib-Hash-Tables.html#g-hash-table-destroy">g_hash_table_destroy()</text:a></text:h>
      <text:p text:style-name="P12">Destroys all keys and values in the <text:a xlink:type="simple" xlink:href="https://developer.gnome.org/glib/stable/glib-Hash-Tables.html#GHashTable">GHashTable</text:a>.</text:p>
      <text:p text:style-name="P12"/>
      <text:p text:style-name="P53">void</text:p>
      <text:p text:style-name="P68">g_hash_table_destroy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68"/>
      <text:p text:style-name="P68"/>
      <text:h text:style-name="P47" text:outline-level="1">Data structure: Singly Linked Lists</text:h>
      <text:h text:style-name="Heading_20_2" text:outline-level="2"><text:a xlink:type="simple" xlink:href="https://developer.gnome.org/glib/stable/glib-Singly-Linked-Lists.html#g-slist-append">g_slist_append()</text:a></text:h>
      <text:p text:style-name="P38">Adds <text:span text:style-name="T40">an</text:span> element into the end of <text:span text:style-name="T40">a</text:span> <text:a xlink:type="simple" xlink:href="https://developer.gnome.org/glib/stable/glib-Singly-Linked-Lists.html#GSList">GSList</text:a>.</text:p>
      <text:p text:style-name="P71"/>
      <text:p text:style-name="P71"><text:a xlink:type="simple" xlink:href="https://developer.gnome.org/glib/stable/glib-Singly-Linked-Lists.html#GSList">GSList</text:a>*</text:p>
      <text:p text:style-name="P48">g_slist_append (<text:a xlink:type="simple" xlink:href="https://developer.gnome.org/glib/stable/glib-Singly-Linked-Lists.html#GSList"><text:span text:style-name="Source_20_Text">GSList</text:span></text:a><text:span text:style-name="Source_20_Text"> *list</text:span>,</text:p>
      <text:p text:style-name="P69"><text:s text:c="16"/><text:a xlink:type="simple" xlink:href="https://developer.gnome.org/glib/stable/glib-Basic-Types.html#gpointer"><text:span text:style-name="Source_20_Text">gpointer</text:span></text:a><text:span text:style-name="Source_20_Text"> data</text:span>);</text:p>
      <text:p text:style-name="P69"/>
      <text:h text:style-name="Heading_20_2" text:outline-level="2"><text:a xlink:type="simple" xlink:href="https://developer.gnome.org/glib/stable/glib-Singly-Linked-Lists.html#g-slist-length">g_slist_length()</text:a></text:h>
      <text:p text:style-name="P38">Returns the length of the <text:a xlink:type="simple" xlink:href="https://developer.gnome.org/glib/stable/glib-Singly-Linked-Lists.html#GSList">GSList</text:a> represented by list.</text:p>
      <text:p text:style-name="P71"><text:a xlink:type="simple" xlink:href="https://developer.gnome.org/glib/stable/glib-Basic-Types.html#guint">guint</text:a></text:p>
      <text:p text:style-name="P69">g_slist_length (<text:a xlink:type="simple" xlink:href="https://developer.gnome.org/glib/stable/glib-Singly-Linked-Lists.html#GSList"><text:span text:style-name="Source_20_Text">GSList</text:span></text:a><text:span text:style-name="Source_20_Text"> *list</text:span>);</text:p>
      <text:p text:style-name="P69"/>
      <text:h text:style-name="Heading_20_2" text:outline-level="2"><text:soft-page-break/><text:a xlink:type="simple" xlink:href="https://developer.gnome.org/glib/stable/glib-Singly-Linked-Lists.html#g-slist-sort">g_slist_sort()</text:a></text:h>
      <text:p text:style-name="P40">Sorts the given string according to the given comparison function.</text:p>
      <text:p text:style-name="P76"/>
      <text:p text:style-name="P76"><text:a xlink:type="simple" xlink:href="https://developer.gnome.org/glib/stable/glib-Singly-Linked-Lists.html#GSList">GSList</text:a>*</text:p>
      <text:p text:style-name="Preformatted_20_Text">g_slist_sort (<text:a xlink:type="simple" xlink:href="https://developer.gnome.org/glib/stable/glib-Singly-Linked-Lists.html#GSList"><text:span text:style-name="Emphasis"><text:span text:style-name="Source_20_Text">GSList</text:span></text:span></text:a><text:span text:style-name="Emphasis"><text:span text:style-name="Source_20_Text"> *list</text:span></text:span>,</text:p>
      <text:p text:style-name="P68"><text:s text:c="14"/><text:a xlink:type="simple" xlink:href="https://developer.gnome.org/glib/stable/glib-Doubly-Linked-Lists.html#GCompareFunc"><text:span text:style-name="Emphasis"><text:span text:style-name="Source_20_Text">GCompareFunc</text:span></text:span></text:a><text:span text:style-name="Emphasis"><text:span text:style-name="Source_20_Text"> compare_func</text:span></text:span>);</text:p>
      <text:p text:style-name="P68"/>
      <text:p text:style-name="P68"/>
      <text:h text:style-name="P47" text:outline-level="1">Data Structure: strings</text:h>
      <text:h text:style-name="Heading_20_2" text:outline-level="2"><text:a xlink:type="simple" xlink:href="https://developer.gnome.org/glib/stable/glib-Strings.html#g-string-new"><text:span text:style-name="T22">g_string_new()</text:span></text:a></text:h>
      <text:p text:style-name="P21"><text:span text:style-name="T14">Creates a new </text:span><text:a xlink:type="simple" xlink:href="https://developer.gnome.org/glib/stable/glib-Strings.html#GString"><text:span text:style-name="T14">GString</text:span></text:a><text:span text:style-name="T14">, initialized with the given string.</text:span></text:p>
      <text:p text:style-name="P21"/>
      <text:p text:style-name="P50"><text:a xlink:type="simple" xlink:href="https://developer.gnome.org/glib/stable/glib-Strings.html#GString">GString</text:a>*</text:p>
      <text:p text:style-name="P68">g_string_new (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init</text:span></text:span>);</text:p>
      <text:p text:style-name="P21"><text:span text:style-name="T22"/></text:p>
      <text:h text:style-name="Heading_20_2" text:outline-level="2"><text:a xlink:type="simple" xlink:href="https://developer.gnome.org/glib/stable/glib-Strings.html#g-string-append">g_string_append()</text:a></text:h>
      <text:p text:style-name="P18"><text:span text:style-name="T25">Adds a string onto the end of a </text:span><text:a xlink:type="simple" xlink:href="https://developer.gnome.org/glib/stable/glib-Strings.html#GString"><text:span text:style-name="T25">GString</text:span></text:a><text:span text:style-name="T25">, expanding it if necessary.</text:span></text:p>
      <text:p text:style-name="P18"/>
      <text:p text:style-name="P65"><text:a xlink:type="simple" xlink:href="https://developer.gnome.org/glib/stable/glib-Strings.html#GString">GString</text:a>*</text:p>
      <text:p text:style-name="Preformatted_20_Text">g_string_append (<text:a xlink:type="simple" xlink:href="https://developer.gnome.org/glib/stable/glib-Strings.html#GString"><text:span text:style-name="Emphasis"><text:span text:style-name="Source_20_Text">GString</text:span></text:span></text:a><text:span text:style-name="Emphasis"><text:span text:style-name="Source_20_Text"> *string</text:span></text:span>,</text:p>
      <text:p text:style-name="P68"><text:s text:c="17"/>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val</text:span></text:span>);</text:p>
      <text:p text:style-name="P18"/>
      <text:h text:style-name="Heading_20_2" text:outline-level="2"><text:a xlink:type="simple" xlink:href="https://developer.gnome.org/glib/stable/glib-String-Utility-Functions.html#g-strstr-len">g_strstr_len</text:a><text:a xlink:type="simple" xlink:href="https://developer.gnome.org/glib/stable/glib-String-Utility-Functions.html#g-strstr-len"><text:span text:style-name="T51">(</text:span></text:a><text:a xlink:type="simple" xlink:href="https://developer.gnome.org/glib/stable/glib-String-Utility-Functions.html#g-strstr-len">)</text:a></text:h>
      <text:p text:style-name="P21"><text:span text:style-name="T14">Searches the string </text:span><text:span text:style-name="Source_20_Text"><text:span text:style-name="T21">haystack </text:span></text:span><text:span text:style-name="T14">for the first occurrence of the string </text:span><text:span text:style-name="Source_20_Text"><text:span text:style-name="T21">needle</text:span></text:span><text:span text:style-name="T14"> , limiting the length of the search to </text:span><text:span text:style-name="T32">haystack_len</text:span><text:span text:style-name="T14">.</text:span></text:p>
      <text:p text:style-name="P50"/>
      <text:p text:style-name="P50"><text:a xlink:type="simple" xlink:href="https://developer.gnome.org/glib/stable/glib-Basic-Types.html#gchar">gchar</text:a>*</text:p>
      <text:p text:style-name="Preformatted_20_Text">g_strstr_len (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haystack</text:span></text:span>,</text:p>
      <text:p text:style-name="Preformatted_20_Text"><text:s text:c="14"/><text:a xlink:type="simple" xlink:href="https://developer.gnome.org/glib/stable/glib-Basic-Types.html#gssize"><text:span text:style-name="Emphasis"><text:span text:style-name="Source_20_Text">gssize</text:span></text:span></text:a><text:span text:style-name="Emphasis"><text:span text:style-name="Source_20_Text"> haystack_len</text:span></text:span>,</text:p>
      <text:p text:style-name="P68"><text:s text:c="14"/>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needle</text:span></text:span>);</text:p>
      <text:p text:style-name="P37"/>
      <text:h text:style-name="Heading_20_2" text:outline-level="2"><text:a xlink:type="simple" xlink:href="https://developer.gnome.org/glib/stable/glib-String-Utility-Functions.html#g-strdup"><text:span text:style-name="T4">g_strdup()</text:span></text:a></text:h>
      <text:p text:style-name="P10">Duplicates the given string.</text:p>
      <text:p text:style-name="P73"/>
      <text:p text:style-name="P73"><text:a xlink:type="simple" xlink:href="https://developer.gnome.org/glib/stable/glib-Basic-Types.html#gchar">gchar</text:a>*</text:p>
      <text:p text:style-name="P68">g_strdup (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str</text:span></text:span>);</text:p>
      <text:h text:style-name="Heading_20_2" text:outline-level="2"><text:soft-page-break/><text:a xlink:type="simple" xlink:href="https://developer.gnome.org/glib/stable/glib-String-Utility-Functions.html#g-strtod"><text:span text:style-name="T8">g_strtod()</text:span></text:a></text:h>
      <text:p text:style-name="P36">Converts a string to a <text:a xlink:type="simple" xlink:href="https://developer.gnome.org/glib/stable/glib-Basic-Types.html#gdouble">gdouble</text:a> value.</text:p>
      <text:p text:style-name="P36"/>
      <text:p text:style-name="P74"><text:a xlink:type="simple" xlink:href="https://developer.gnome.org/glib/stable/glib-Basic-Types.html#gdouble">gdouble</text:a></text:p>
      <text:p text:style-name="Preformatted_20_Text">g_strtod (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nptr</text:span></text:span>,</text:p>
      <text:p text:style-name="P68"><text:s text:c="10"/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*endptr</text:span></text:span>);</text:p>
      <text:p text:style-name="P68"/>
      <text:h text:style-name="Heading_20_2" text:outline-level="2"><text:a xlink:type="simple" xlink:href="https://developer.gnome.org/glib/stable/glib-Hash-Tables.html#g-str-equal"><text:span text:style-name="T8">g_str_equal()</text:span></text:a></text:h>
      <text:p text:style-name="P6"><text:span text:style-name="T13">C</text:span><text:span text:style-name="T12">ompares two strings for byte-by-byte equality and returns </text:span><text:a xlink:type="simple" xlink:href="https://developer.gnome.org/glib/stable/glib-Standard-Macros.html#TRUE:CAPS"><text:span text:style-name="Source_20_Text"><text:span text:style-name="T12">TRUE</text:span></text:span></text:a><text:span text:style-name="T12"> if they are equal.</text:span></text:p>
      <text:p text:style-name="P78"/>
      <text:p text:style-name="P78"><text:a xlink:type="simple" xlink:href="https://developer.gnome.org/glib/stable/glib-Basic-Types.html#gboolean">gboolean</text:a></text:p>
      <text:p text:style-name="Preformatted_20_Text">g_str_equal (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v1</text:span></text:span>,</text:p>
      <text:p text:style-name="P68"><text:s text:c="13"/>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v2</text:span></text:span>);</text:p>
      <text:p text:style-name="P34"/>
      <text:h text:style-name="Heading_20_2" text:outline-level="2"><text:a xlink:type="simple" xlink:href="https://developer.gnome.org/glib/stable/glib-String-Utility-Functions.html#g-strsplit"><text:span text:style-name="T1">g_strsplit()</text:span></text:a></text:h>
      <text:p text:style-name="P35">Splits string into an array of strings.</text:p>
      <text:p text:style-name="P26"/>
      <text:p text:style-name="P70"><text:a xlink:type="simple" xlink:href="https://developer.gnome.org/glib/stable/glib-Basic-Types.html#gchar">gchar</text:a>**</text:p>
      <text:p text:style-name="P48">g_strsplit (<text:span text:style-name="Source_20_Text">const </text:span><text:a xlink:type="simple" xlink:href="https://developer.gnome.org/glib/stable/glib-Basic-Types.html#gchar"><text:span text:style-name="Source_20_Text">gchar</text:span></text:a><text:span text:style-name="Source_20_Text"> *string</text:span>,</text:p>
      <text:p text:style-name="P48"><text:s text:c="12"/><text:span text:style-name="Source_20_Text">const </text:span><text:a xlink:type="simple" xlink:href="https://developer.gnome.org/glib/stable/glib-Basic-Types.html#gchar"><text:span text:style-name="Source_20_Text">gchar</text:span></text:a><text:span text:style-name="Source_20_Text"> *delimiter</text:span>,</text:p>
      <text:p text:style-name="P69"><text:s text:c="12"/><text:a xlink:type="simple" xlink:href="https://developer.gnome.org/glib/stable/glib-Basic-Types.html#gint"><text:span text:style-name="Source_20_Text">gint</text:span></text:a><text:span text:style-name="Source_20_Text"> max_tokens</text:span>);</text:p>
      <text:p text:style-name="P26"/>
      <text:h text:style-name="Heading_20_2" text:outline-level="2"><text:a xlink:type="simple" xlink:href="https://developer.gnome.org/glib/stable/glib-String-Utility-Functions.html#g-ascii-strcasecmp">g_ascii_strcasecmp()</text:a></text:h>
      <text:p text:style-name="P35">Compares the given two strings.</text:p>
      <text:p text:style-name="P72"/>
      <text:p text:style-name="P72"><text:a xlink:type="simple" xlink:href="https://developer.gnome.org/glib/stable/glib-Basic-Types.html#gint">gint</text:a></text:p>
      <text:p text:style-name="P48">g_ascii_strcasecmp (<text:span text:style-name="Source_20_Text">const </text:span><text:a xlink:type="simple" xlink:href="https://developer.gnome.org/glib/stable/glib-Basic-Types.html#gchar"><text:span text:style-name="Source_20_Text">gchar</text:span></text:a><text:span text:style-name="Source_20_Text"> *s1</text:span>,</text:p>
      <text:p text:style-name="P69"><text:s text:c="20"/><text:span text:style-name="Source_20_Text">const </text:span><text:a xlink:type="simple" xlink:href="https://developer.gnome.org/glib/stable/glib-Basic-Types.html#gchar"><text:span text:style-name="Source_20_Text">gchar</text:span></text:a><text:span text:style-name="Source_20_Text"> *s2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7-11T19:24:20.881584729</dc:date>
    <meta:editing-duration>PT1H42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8" meta:paragraph-count="204" meta:word-count="746" meta:character-count="5922" meta:non-whitespace-character-count="4888"/>
  </office:meta>
</office:document-meta>
</file>